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0"/>
  </office:automatic-styles>
  <office:body>
    <office:spreadsheet>
      <table:table table:name="Planilha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Densidade aparent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kg/m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ração de sólido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Quantidade de sólido real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eso de 1m3 de material</text:p>
          </table:table-cell>
          <table:table-cell table:style-name="ce1" table:formula="of:=[.J3]/[.J6]" office:value-type="float" office:value="2666.66666666667" calcext:value-type="float">
            <text:p>2666,67</text:p>
          </table:table-cell>
          <table:table-cell office:value-type="string" calcext:value-type="string">
            <text:p>kg/m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Raio da partícula</text:p>
          </table:table-cell>
          <table:table-cell office:value-type="float" office:value="0.025" calcext:value-type="float">
            <text:p>0,0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rea do circulo</text:p>
          </table:table-cell>
          <table:table-cell table:style-name="ce2" table:formula="of:=PI()*[.J9]^2" office:value-type="float" office:value="0.00196349540849362" calcext:value-type="float">
            <text:p>0,0019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Volume da esfera</text:p>
          </table:table-cell>
          <table:table-cell table:formula="of:=(4*PI()*[.J9]^3)/3" office:value-type="float" office:value="0.0000654498469497874" calcext:value-type="float">
            <text:p>6,54498469497874E-00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ssa da esfera</text:p>
          </table:table-cell>
          <table:table-cell table:style-name="ce1" table:formula="of:=[.J7]*[.J11]" office:value-type="float" office:value="0.174532925199433" calcext:value-type="float">
            <text:p>0,17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ssa do disco</text:p>
          </table:table-cell>
          <table:table-cell table:style-name="ce1" table:formula="of:=[.J7]*[.J10]*[.J15]" office:value-type="float" office:value="0.523598775598299" calcext:value-type="float">
            <text:p>0,52</text:p>
          </table:table-cell>
          <table:table-cell/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02:27:14.775614973</meta:creation-date>
    <dc:date>2016-06-09T11:50:56.819661826</dc:date>
    <meta:editing-duration>PT9H8M31S</meta:editing-duration>
    <meta:editing-cycles>2</meta:editing-cycles>
    <meta:generator>LibreOffice/4.2.8.2$Linux_X86_64 LibreOffice_project/420m0$Build-2</meta:generator>
    <meta:document-statistic meta:table-count="1" meta:cell-count="22" meta:object-count="0"/>
  </office:meta>
</office:document-meta>
</file>